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8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EÑA VILLUGAS, LIZBETH GUILLERM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204646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660021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EÑA VILLUGAS, LIZBETH GUILLERM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204646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660021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2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204646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9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8/10/2021</text:p>
          </table:table-cell>
          <table:table-cell table:style-name="Tabla2.A3" office:value-type="string">
            <text:p text:style-name="P22">340759</text:p>
          </table:table-cell>
          <table:table-cell table:style-name="Tabla2.D3" office:value-type="string">
            <text:p text:style-name="P23">96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7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23:10:2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